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thJax_Math1" svg:font-family="MathJax_Math"/>
    <style:font-face style:name="Liberation Sans3" svg:font-family="'Liberation Sans'" style:font-family-generic="swiss"/>
    <style:font-face style:name="Liberation Sans1" svg:font-family="'Liberation Sans'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1" svg:font-family="'AR PL KaitiM GB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hatch" draw:fill-hatch-name="Black_20_45_20_Degrees_20_Wide" draw:textarea-horizontal-align="justify" draw:textarea-vertical-align="middle" draw:auto-grow-height="false" fo:min-height="2.544cm" fo:min-width="17.661cm"/>
    </style:style>
    <style:style style:name="gr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="solid" draw:fill-color="#ffffff" fo:min-height="0.841cm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Long_20_Dash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draw:stroke="none" svg:stroke-color="#000000" draw:fill="none" draw:fill-color="#ffffff" fo:min-height="0.793cm"/>
      <style:paragraph-properties style:writing-mode="lr-tb"/>
    </style:style>
    <style:style style:name="gr8" style:family="graphic" style:parent-style-name="objectwithoutfill">
      <style:graphic-properties svg:stroke-width="0.081cm" svg:stroke-color="#0066cc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212cm" svg:stroke-color="#cc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stroke="none" draw:textarea-horizontal-align="justify" draw:textarea-vertical-align="middle" draw:auto-grow-height="false" fo:min-height="1.008cm" fo:min-width="0.758cm"/>
    </style:style>
    <style:style style:name="P1" style:family="paragraph">
      <loext:graphic-properties draw:fill="hatch" draw:fill-hatch-name="Black_20_45_20_Degrees_20_Wid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style:writing-mode="lr-tb"/>
      <style:text-properties style:font-name="Liberation Serif"/>
    </style:style>
    <style:style style:name="P4" style:family="paragraph">
      <loext:graphic-properties draw:fill="none" draw:fill-color="#ffffff"/>
      <style:paragraph-properties style:writing-mode="lr-tb"/>
      <style:text-properties style:font-name="MathJax_Math" fo:font-size="24pt" style:font-size-asian="24pt" style:font-size-complex="24pt"/>
    </style:style>
    <style:style style:name="P5" style:family="paragraph"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MathJax_Math1" fo:font-size="24pt" style:font-name-asian="MathJax_Math1" style:font-size-asian="24pt" style:font-name-complex="MathJax_Math1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161cm" svg:height="2.794cm" svg:x="1.635cm" svg:y="1.7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176cm" svg:y1="7.986cm" svg:x2="10.398cm" svg:y2="9.002cm">
          <text:p/>
        </draw:line>
        <draw:frame draw:style-name="gr3" draw:text-style-name="P3" draw:layer="layout" svg:width="4.064cm" svg:height="1.143cm" svg:x="12.049cm" svg:y="6.843cm">
          <draw:text-box>
            <text:p><text:span text:style-name="T1">Torsion Fiber</text:span></text:p>
          </draw:text-box>
        </draw:frame>
        <draw:line draw:style-name="gr2" draw:text-style-name="P2" draw:layer="layout" svg:x1="12.938cm" svg:y1="18.019cm" svg:x2="12.049cm" svg:y2="15.987cm">
          <text:p/>
        </draw:line>
        <draw:frame draw:style-name="gr3" draw:text-style-name="P3" draw:layer="layout" svg:width="3.175cm" svg:height="1.143cm" svg:x="11.414cm" svg:y="17.765cm">
          <draw:text-box>
            <text:p><text:span text:style-name="T1">Pendulum</text:span></text:p>
          </draw:text-box>
        </draw:frame>
        <draw:line draw:style-name="gr4" draw:text-style-name="P2" draw:layer="layout" svg:x1="1.635cm" svg:y1="4.556cm" svg:x2="19.796cm" svg:y2="4.556cm">
          <text:p/>
        </draw:line>
        <draw:line draw:style-name="gr5" draw:text-style-name="P2" draw:layer="layout" svg:x1="8.112cm" svg:y1="4.557cm" svg:x2="8.239cm" svg:y2="11.415cm">
          <text:p/>
        </draw:line>
        <draw:path draw:style-name="gr6" draw:text-style-name="P2" draw:layer="layout" svg:width="1.303cm" svg:height="0.82cm" draw:transform="skewX (0.485899663755221) rotate (-0.308923277602997) translate (8.90184388056644cm 9.36762563973926cm)" svg:viewBox="0 0 1304 821" svg:d="M0 821c1299-1 1304-821 1304-821">
          <text:p/>
        </draw:path>
        <draw:frame draw:style-name="gr7" draw:text-style-name="P4" draw:layer="layout" svg:width="0.762cm" svg:height="1.043cm" svg:x="8.874cm" svg:y="10.272cm">
          <draw:text-box>
            <text:p><text:span text:style-name="T2">ϕ</text:span></text:p>
          </draw:text-box>
        </draw:frame>
        <draw:g>
          <draw:line draw:style-name="gr8" draw:text-style-name="P2" draw:layer="layout" svg:x1="8.211cm" svg:y1="4.556cm" svg:x2="12.207cm" svg:y2="15.535cm">
            <text:p/>
          </draw:line>
          <draw:line draw:style-name="gr9" draw:text-style-name="P2" draw:layer="layout" svg:x1="8.864cm" svg:y1="16.748cm" svg:x2="15.547cm" svg:y2="14.316cm">
            <text:p/>
          </draw:line>
          <draw:custom-shape draw:style-name="gr10" draw:text-style-name="P5" draw:layer="layout" svg:width="1.778cm" svg:height="1.778cm" draw:transform="rotate (0.349065850398866) translate (7.367cm 16.3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5" draw:layer="layout" svg:width="1.778cm" svg:height="1.778cm" draw:transform="rotate (0.349065850398866) translate (14.723cm 13.53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thJax_Math1" svg:font-family="MathJax_Math"/>
    <style:font-face style:name="Liberation Sans3" svg:font-family="'Liberation Sans'" style:font-family-generic="swiss"/>
    <style:font-face style:name="Liberation Sans1" svg:font-family="'Liberation Sans'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1" svg:font-family="'AR PL KaitiM GB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quare" svg:viewBox="0 0 10 10" svg:d="M0 0h10v10h-1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9T12:50:17.652190608</meta:creation-date>
    <dc:date>2021-09-28T12:31:59.008623165</dc:date>
    <meta:editing-duration>PT23M44S</meta:editing-duration>
    <meta:editing-cycles>7</meta:editing-cycles>
    <meta:generator>LibreOffice/7.0.4.2$Linux_X86_64 LibreOffice_project/00$Build-2</meta:generator>
    <meta:document-statistic meta:object-count="14"/>
  </office:meta>
</office:document-meta>
</file>